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center" draw:textarea-vertical-align="middle" draw:shadow="visib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1.905cm" svg:height="0.8cm" svg:x="7.868cm" svg:y="1.875cm">
          <text:p text:style-name="P1"><text:span text:style-name="T1">AND</text:span></text:p>
        </draw:rect>
        <draw:rect draw:style-name="gr1" draw:text-style-name="P1" draw:id="id4" draw:layer="layout" svg:width="3.175cm" svg:height="0.635cm" svg:x="2.631cm" svg:y="5.715cm">
          <text:p text:style-name="P1"><text:span text:style-name="T1">greater</text:span></text:p>
        </draw:rect>
        <draw:rect draw:style-name="gr1" draw:text-style-name="P1" draw:id="id3" draw:layer="layout" svg:width="3.425cm" svg:height="0.635cm" svg:x="7.105cm" svg:y="4.415cm">
          <text:p text:style-name="P1"><text:span text:style-name="T1">begins</text:span></text:p>
        </draw:rect>
        <draw:rect draw:style-name="gr2" draw:text-style-name="P1" draw:id="id6" draw:layer="layout" svg:width="3.31cm" svg:height="0.635cm" svg:x="2.568cm" svg:y="8.525cm">
          <text:p text:style-name="P1"><text:span text:style-name="T1">32 characters</text:span></text:p>
        </draw:rect>
        <draw:rect draw:style-name="gr2" draw:text-style-name="P1" draw:id="id8" draw:layer="layout" svg:width="2.54cm" svg:height="0.635cm" svg:x="7.551cm" svg:y="7.59cm">
          <text:p text:style-name="P1"><text:span text:style-name="T1">letter(a-z)</text:span></text:p>
        </draw:rect>
        <draw:connector draw:style-name="gr3" draw:text-style-name="P1" draw:layer="layout" svg:x1="8.82cm" svg:y1="2.675cm" svg:x2="4.218cm" svg:y2="4.416cm" draw:start-shape="id1" draw:start-glue-point="2" draw:end-shape="id2" draw:end-glue-point="0" svg:d="m8820 2675v1021h-4602v720">
          <text:p/>
        </draw:connector>
        <draw:connector draw:style-name="gr3" draw:text-style-name="P1" draw:layer="layout" svg:x1="8.82cm" svg:y1="2.675cm" svg:x2="8.817cm" svg:y2="4.415cm" draw:start-shape="id1" draw:start-glue-point="2" draw:end-shape="id3" svg:d="m8820 2675v1020h-3v720">
          <text:p/>
        </draw:connector>
        <draw:connector draw:style-name="gr3" draw:text-style-name="P1" draw:layer="layout" svg:x1="4.218cm" svg:y1="6.35cm" svg:x2="2.642cm" svg:y2="7.755cm" draw:start-shape="id4" draw:start-glue-point="2" draw:end-shape="id5" draw:end-glue-point="0" svg:d="m4218 6350v853h-1576v552">
          <text:p/>
        </draw:connector>
        <draw:connector draw:style-name="gr3" draw:text-style-name="P1" draw:layer="layout" svg:x1="4.218cm" svg:y1="6.35cm" svg:x2="4.223cm" svg:y2="8.525cm" draw:start-shape="id4" draw:start-glue-point="2" draw:end-shape="id6" svg:d="m4218 6350v1238h5v937">
          <text:p/>
        </draw:connector>
        <draw:connector draw:style-name="gr3" draw:text-style-name="P1" draw:layer="layout" svg:x1="8.817cm" svg:y1="5.05cm" svg:x2="7.604cm" svg:y2="6.717cm" draw:start-shape="id3" draw:start-glue-point="2" draw:end-shape="id7" draw:end-glue-point="0" svg:d="m8817 5050v984h-1213v683">
          <text:p/>
        </draw:connector>
        <draw:connector draw:style-name="gr3" draw:text-style-name="P1" draw:layer="layout" svg:x1="8.817cm" svg:y1="5.05cm" svg:x2="8.821cm" svg:y2="7.59cm" draw:start-shape="id3" draw:start-glue-point="2" draw:end-shape="id8" svg:d="m8817 5050v1420h4v1120">
          <text:p/>
        </draw:connector>
        <draw:rect draw:style-name="gr1" draw:text-style-name="P1" draw:id="id9" draw:layer="layout" svg:width="3.425cm" svg:height="0.635cm" svg:x="11.206cm" svg:y="4.416cm">
          <text:p text:style-name="P1"><text:span text:style-name="T1">consists</text:span></text:p>
        </draw:rect>
        <draw:rect draw:style-name="gr1" draw:text-style-name="P1" draw:id="id11" draw:layer="layout" svg:width="1.863cm" svg:height="0.635cm" svg:x="11.983cm" svg:y="7.517cm">
          <text:p text:style-name="P1"><text:span text:style-name="T1">OR</text:span></text:p>
        </draw:rect>
        <draw:rect draw:style-name="gr2" draw:text-style-name="P1" draw:id="id12" draw:layer="layout" svg:width="2.54cm" svg:height="0.635cm" svg:x="8.875cm" svg:y="9.491cm">
          <text:p text:style-name="P1"><text:span text:style-name="T1">letter(a-z)</text:span></text:p>
        </draw:rect>
        <draw:rect draw:style-name="gr2" draw:text-style-name="P1" draw:id="id14" draw:layer="layout" svg:width="2.756cm" svg:height="0.635cm" svg:x="11.559cm" svg:y="9.492cm">
          <text:p text:style-name="P1"><text:span text:style-name="T1">numbers(0-9)</text:span></text:p>
        </draw:rect>
        <draw:rect draw:style-name="gr2" draw:text-style-name="P1" draw:id="id13" draw:layer="layout" svg:width="1.27cm" svg:height="0.635cm" svg:x="14.545cm" svg:y="9.493cm">
          <text:p text:style-name="P1"><text:span text:style-name="T1">'_'</text:span></text:p>
        </draw:rect>
        <draw:connector draw:style-name="gr3" draw:text-style-name="P1" draw:layer="layout" svg:x1="12.918cm" svg:y1="5.051cm" svg:x2="11.605cm" svg:y2="6.718cm" draw:start-shape="id9" draw:start-glue-point="2" draw:end-shape="id10" draw:end-glue-point="0" svg:d="m12918 5051v984h-1313v683">
          <text:p/>
        </draw:connector>
        <draw:connector draw:style-name="gr3" draw:text-style-name="P1" draw:layer="layout" svg:x1="12.914cm" svg:y1="8.152cm" svg:x2="10.145cm" svg:y2="9.491cm" draw:start-shape="id11" draw:start-glue-point="2" draw:end-shape="id12" draw:end-glue-point="0" svg:d="m12914 8152v820h-2769v519">
          <text:p/>
        </draw:connector>
        <draw:connector draw:style-name="gr3" draw:text-style-name="P1" draw:layer="layout" svg:x1="12.914cm" svg:y1="8.152cm" svg:x2="15.18cm" svg:y2="9.493cm" draw:start-shape="id11" draw:start-glue-point="2" draw:end-shape="id13" draw:end-glue-point="0" svg:d="m12914 8152v821h2266v520">
          <text:p/>
        </draw:connector>
        <draw:connector draw:style-name="gr3" draw:text-style-name="P1" draw:layer="layout" svg:x1="8.82cm" svg:y1="2.675cm" svg:x2="12.918cm" svg:y2="4.416cm" draw:start-shape="id1" draw:start-glue-point="2" draw:end-shape="id9" draw:end-glue-point="0" svg:d="m8820 2675v1021h4098v720">
          <text:p/>
        </draw:connector>
        <draw:connector draw:style-name="gr3" draw:text-style-name="P1" draw:layer="layout" draw:type="line" svg:x1="12.918cm" svg:y1="5.051cm" svg:x2="12.914cm" svg:y2="7.517cm" draw:start-shape="id9" draw:start-glue-point="2" draw:end-shape="id11" draw:end-glue-point="0" svg:d="m12918 5051-4 2466">
          <text:p/>
        </draw:connector>
        <draw:connector draw:style-name="gr3" draw:text-style-name="P1" draw:layer="layout" draw:type="line" svg:x1="12.914cm" svg:y1="8.152cm" svg:x2="12.937cm" svg:y2="9.492cm" draw:start-shape="id11" draw:start-glue-point="2" draw:end-shape="id14" draw:end-glue-point="0" svg:d="m12914 8152 23 1340">
          <text:p/>
        </draw:connector>
        <draw:rect draw:style-name="gr1" draw:text-style-name="P1" draw:id="id2" draw:layer="layout" svg:width="2.54cm" svg:height="0.635cm" svg:x="2.948cm" svg:y="4.416cm">
          <text:p text:style-name="P1">!</text:p>
        </draw:rect>
        <draw:connector draw:style-name="gr3" draw:text-style-name="P1" draw:layer="layout" draw:type="line" svg:x1="4.218cm" svg:y1="5.051cm" svg:x2="4.218cm" svg:y2="5.715cm" draw:start-shape="id2" draw:start-glue-point="2" draw:end-shape="id4" draw:end-glue-point="0" svg:d="m4218 5051v664">
          <text:p/>
        </draw:connector>
        <draw:rect draw:style-name="gr2" draw:text-style-name="P1" draw:id="id5" draw:layer="layout" svg:width="1.335cm" svg:height="0.635cm" svg:x="1.975cm" svg:y="7.755cm">
          <text:p text:style-name="P1"><text:span text:style-name="T1">Name</text:span></text:p>
        </draw:rect>
        <draw:rect draw:style-name="gr2" draw:text-style-name="P1" draw:id="id7" draw:layer="layout" svg:width="1.335cm" svg:height="0.635cm" svg:x="6.937cm" svg:y="6.717cm">
          <text:p text:style-name="P1"><text:span text:style-name="T1">Name</text:span></text:p>
        </draw:rect>
        <draw:rect draw:style-name="gr2" draw:text-style-name="P1" draw:id="id10" draw:layer="layout" svg:width="1.335cm" svg:height="0.635cm" svg:x="10.938cm" svg:y="6.718cm">
          <text:p text:style-name="P1"><text:span text:style-name="T1">Nam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3T16:06:06.80</meta:creation-date>
    <dc:date>2011-04-04T03:28:17.21</dc:date>
    <meta:editing-duration>PT00H28M57S</meta:editing-duration>
    <meta:editing-cycles>7</meta:editing-cycles>
    <meta:generator>OpenOffice.org/3.2$Win32 OpenOffice.org_project/320m18$Build-9502</meta:generator>
    <meta:document-statistic meta:object-count="27"/>
  </office:meta>
</office:document-meta>
</file>